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9000003D836B343DAAD3A3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1.341cm" svg:height="20.431cm" draw:z-index="0"><draw:image xlink:href="Pictures/1000000000000409000003D836B343DAAD3A36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6T21:49:23.239979707</dc:date>
    <meta:editing-duration>PT53S</meta:editing-duration>
    <meta:editing-cycles>6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